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3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number-columns-repeated="13" table:default-cell-style-name="ce3"/>
        <table:table-column table:style-name="co1" table:default-cell-style-name="ce3"/>
        <table:table-column table:style-name="co7" table:number-columns-repeated="1001" table:default-cell-style-name="ce3"/>
        <table:table-row table:style-name="ro1">
          <table:table-cell table:style-name="ce1"/>
          <table:table-cell table:style-name="ce4"/>
          <table:table-cell office:value-type="string" calcext:value-type="string">
            <text:p>第一周</text:p>
          </table:table-cell>
          <table:table-cell office:value-type="string" calcext:value-type="string">
            <text:p>第二周</text:p>
          </table:table-cell>
          <table:table-cell office:value-type="string" calcext:value-type="string">
            <text:p>第三周</text:p>
          </table:table-cell>
          <table:table-cell office:value-type="string" calcext:value-type="string">
            <text:p>第四周</text:p>
          </table:table-cell>
          <table:table-cell office:value-type="string" calcext:value-type="string">
            <text:p>第五周</text:p>
          </table:table-cell>
          <table:table-cell office:value-type="string" calcext:value-type="string">
            <text:p>第六周</text:p>
          </table:table-cell>
          <table:table-cell office:value-type="string" calcext:value-type="string">
            <text:p>第七周</text:p>
          </table:table-cell>
          <table:table-cell office:value-type="string" calcext:value-type="string">
            <text:p>第九周</text:p>
          </table:table-cell>
          <table:table-cell office:value-type="string" calcext:value-type="string">
            <text:p>第十周</text:p>
          </table:table-cell>
          <table:table-cell office:value-type="string" calcext:value-type="string">
            <text:p>第十一周</text:p>
          </table:table-cell>
          <table:table-cell office:value-type="string" calcext:value-type="string">
            <text:p>第十二周</text:p>
          </table:table-cell>
          <table:table-cell office:value-type="string" calcext:value-type="string">
            <text:p>第十三周</text:p>
          </table:table-cell>
          <table:table-cell office:value-type="string" calcext:value-type="string">
            <text:p>第十四周</text:p>
          </table:table-cell>
          <table:table-cell office:value-type="string" calcext:value-type="string">
            <text:p>第十五周</text:p>
          </table:table-cell>
          <table:table-cell office:value-type="string" calcext:value-type="string">
            <text:p>第十六周</text:p>
          </table:table-cell>
          <table:table-cell office:value-type="string" calcext:value-type="string">
            <text:p>第十七周</text:p>
          </table:table-cell>
          <table:table-cell office:value-type="string" calcext:value-type="string">
            <text:p>第十八周</text:p>
          </table:table-cell>
          <table:table-cell/>
          <table:table-cell office:value-type="string" calcext:value-type="string">
            <text:p>期中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2:.S2])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黄若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7"/>
          <table:table-cell table:formula="of:=SUM([.C3:.S3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梁婕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  <table:table-cell table:formula="of:=SUM([.C4:.S4])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曾宇芊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5:.S5])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陈欣彤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7"/>
          <table:table-cell table:formula="of:=SUM([.C6:.S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陈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table:formula="of:=SUM([.C7:.S7])"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陈振宇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SUM([.C8:.S8])"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黄宇杨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table:formula="of:=SUM([.C9:.S9])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黄震洋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10:.S10])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曹斯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11:.S11])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曹旭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7"/>
          <table:table-cell table:formula="of:=SUM([.C12:.S12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陈彬彬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7"/>
          <table:table-cell table:formula="of:=SUM([.C13:.S13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陈牧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7"/>
          <table:table-cell table:formula="of:=SUM([.C14:.S14]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桂智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15:.S15])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韩张政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7"/>
          <table:table-cell table:formula="of:=SUM([.C16:.S16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洪文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17:.S17])"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洪巽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18:.S18])"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杜宝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table:formula="of:=SUM([.C19:.S19])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段宇佑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7"/>
          <table:table-cell table:formula="of:=SUM([.C20:.S20]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方宇恒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7"/>
          <table:table-cell table:formula="of:=SUM([.C21:.S21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古镇豪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7"/>
          <table:table-cell table:formula="of:=SUM([.C22:.S22]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黄浩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table:formula="of:=SUM([.C23:.S23])"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黄俊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24:.S24])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黄俊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table:formula="of:=SUM([.C25:.S25])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黄顺权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table:formula="of:=SUM([.C26:.S26])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方圆清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7"/>
          <table:table-cell table:formula="of:=SUM([.C27:.S27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符芳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7"/>
          <table:table-cell table:formula="of:=SUM([.C28:.S28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顾浩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29:.S29])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郭孔靖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30:.S30])"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黄毅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31:.S31])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纪起亮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32:.S32])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蒋昀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7"/>
          <table:table-cell table:formula="of:=SUM([.C33:.S33]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劳祺峰</text:p>
          </table:table-cell>
          <table:table-cell table:number-columns-repeated="1001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DB__1" table:target-range-address="Sheet1.T2:Sheet1.T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loext:fill-character> </loext:fill-character>
      <number:text>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loext:fill-character> </loext:fill-character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00-00-00</text:date>, <text:time style:data-style-name="N2" text:time-value="17:02:14.336327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.924900166</meta:creation-date>
    <dc:date>2017-04-19T17:12:15.799785426</dc:date>
    <meta:editing-duration>PT53M55S</meta:editing-duration>
    <meta:editing-cycles>48</meta:editing-cycles>
    <meta:generator>LibreOffice/4.2.8.2$Linux_X86_64 LibreOffice_project/420m0$Build-2</meta:generator>
    <meta:document-statistic meta:table-count="1" meta:cell-count="232" meta:object-count="0"/>
  </office:meta>
</office:document-meta>
</file>